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telli Antiqua" svg:font-family="'Chantelli Antiqua'" style:font-pitch="variable"/>
    <style:font-face style:name="DejaVu Serif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telli Antiqua" fo:font-size="16pt" fo:font-weight="normal" officeooo:rsid="00132bcd" officeooo:paragraph-rsid="0018b2e5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telli Antiqua" fo:font-size="16pt" fo:font-weight="normal" officeooo:rsid="00132bcd" officeooo:paragraph-rsid="00132bcd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telli Antiqua" fo:font-size="16pt" fo:font-weight="normal" officeooo:rsid="00132bcd" officeooo:paragraph-rsid="001f9c17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hantelli Antiqua" fo:font-size="16pt" fo:font-weight="normal" officeooo:rsid="000efcdd" officeooo:paragraph-rsid="00251128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hantelli Antiqua" fo:font-size="16pt" fo:font-weight="normal" officeooo:rsid="00196715" officeooo:paragraph-rsid="00251128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hantelli Antiqua" fo:font-size="24pt" fo:font-weight="normal" officeooo:rsid="00251128" officeooo:paragraph-rsid="00251128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hantelli Antiqua" fo:font-size="24pt" fo:font-weight="normal" officeooo:rsid="0029e6a3" officeooo:paragraph-rsid="0029e6a3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hantelli Antiqua" fo:font-size="44pt" fo:font-weight="normal" officeooo:rsid="00251128" officeooo:paragraph-rsid="00251128" style:font-size-asian="44pt" style:font-weight-asian="normal" style:font-size-complex="4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hantelli Antiqua" fo:font-size="18pt" fo:font-weight="normal" officeooo:rsid="0029e6a3" officeooo:paragraph-rsid="0030b21f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hantelli Antiqua" fo:font-size="18pt" fo:font-weight="normal" officeooo:rsid="0029e6a3" officeooo:paragraph-rsid="0030b21f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hantelli Antiqua" fo:font-size="15pt" fo:font-weight="normal" officeooo:rsid="0029e6a3" officeooo:paragraph-rsid="003c90f2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paragraph-rsid="00251128"/>
    </style:style>
    <style:style style:name="P13" style:family="paragraph" style:parent-style-name="Standard">
      <style:paragraph-properties fo:text-align="start" style:justify-single-word="false"/>
      <style:text-properties style:font-name="Chantelli Antiqua" fo:font-size="15pt" fo:font-weight="normal" officeooo:rsid="0029e6a3" officeooo:paragraph-rsid="0044f59c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Chantelli Antiqua" fo:font-size="15pt" fo:font-weight="normal" officeooo:rsid="00462b19" officeooo:paragraph-rsid="00462b19" style:font-size-asian="15pt" style:font-weight-asian="normal" style:font-size-complex="15pt" style:font-weight-complex="normal"/>
    </style:style>
    <style:style style:name="T1" style:family="text">
      <style:text-properties officeooo:rsid="00196715"/>
    </style:style>
    <style:style style:name="T2" style:family="text">
      <style:text-properties style:font-name="Chantelli Antiqua" fo:font-size="16pt" fo:font-weight="bold" officeooo:rsid="00251128" style:font-size-asian="16pt" style:font-weight-asian="bold" style:font-size-complex="16pt" style:font-weight-complex="bold"/>
    </style:style>
    <style:style style:name="T3" style:family="text">
      <style:text-properties style:font-name="Chantelli Antiqua" fo:font-size="16pt" fo:font-weight="normal" officeooo:rsid="00196715" style:font-size-asian="16pt" style:font-weight-asian="normal" style:font-size-complex="16pt" style:font-weight-complex="normal"/>
    </style:style>
    <style:style style:name="T4" style:family="text">
      <style:text-properties style:font-name="Chantelli Antiqua" fo:font-size="16pt" fo:font-weight="normal" officeooo:rsid="00251128" style:font-size-asian="16pt" style:font-weight-asian="normal" style:font-size-complex="16pt" style:font-weight-complex="normal"/>
    </style:style>
    <style:style style:name="T5" style:family="text">
      <style:text-properties style:font-name="Chantelli Antiqua" fo:font-size="16pt" fo:font-weight="normal" officeooo:rsid="002f349f" style:font-size-asian="16pt" style:font-weight-asian="normal" style:font-size-complex="16pt" style:font-weight-complex="normal"/>
    </style:style>
    <style:style style:name="T6" style:family="text">
      <style:text-properties style:font-name="Chantelli Antiqua" fo:font-size="16pt" fo:font-style="italic" fo:font-weight="normal" officeooo:rsid="00251128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style:font-name="Chantelli Antiqua" fo:font-size="16pt" fo:font-style="italic" fo:font-weight="normal" officeooo:rsid="002f349f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name="Chantelli Antiqua" fo:font-size="12pt" fo:font-weight="normal" officeooo:rsid="00196715" style:font-size-asian="10.5pt" style:font-weight-asian="normal" style:font-size-complex="12pt" style:font-weight-complex="normal"/>
    </style:style>
    <style:style style:name="T9" style:family="text">
      <style:text-properties style:font-name="Chantelli Antiqua" fo:font-size="12pt" fo:font-weight="normal" officeooo:rsid="00251128" style:font-size-asian="10.5pt" style:font-weight-asian="normal" style:font-size-complex="12pt" style:font-weight-complex="normal"/>
    </style:style>
    <style:style style:name="T10" style:family="text">
      <style:text-properties officeooo:rsid="00251128"/>
    </style:style>
    <style:style style:name="T11" style:family="text">
      <style:text-properties officeooo:rsid="0019a8b7"/>
    </style:style>
    <style:style style:name="T12" style:family="text">
      <style:text-properties officeooo:rsid="002f349f"/>
    </style:style>
    <style:style style:name="T13" style:family="text">
      <style:text-properties officeooo:rsid="0030b21f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30b21f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<text:span text:style-name="T11">L</text:span>ife Diary</text:p>
      <text:p text:style-name="P6">2023</text:p>
      <text:p text:style-name="P7"><text:s/></text:p>
      <text:p text:style-name="P1"/>
      <text:p text:style-name="P1"><text:span text:style-name="T1"><text:s/>Personal Detail</text:span>: </text:p>
      <text:p text:style-name="P12"><text:span text:style-name="T2">Name:</text:span><text:span text:style-name="T4"><text:tab/>_________________________</text:span><text:span text:style-name="T5">___</text:span><text:span text:style-name="T4">_</text:span><text:span text:style-name="T8"><text:line-break/></text:span><text:span text:style-name="T9">Tel:</text:span><text:span text:style-name="T4"><text:tab/><text:tab/>_________________________</text:span><text:span text:style-name="T5">___</text:span><text:span text:style-name="T4">_</text:span><text:span text:style-name="T3"><text:line-break/></text:span><text:span text:style-name="T4">Email:</text:span><text:span text:style-name="T6"><text:tab/>_________________________</text:span><text:span text:style-name="T7">___</text:span><text:span text:style-name="T6">_</text:span><text:span text:style-name="T3"><text:line-break/></text:span><text:span text:style-name="T4">Address:<text:tab/>_________________________</text:span><text:span text:style-name="T5">___</text:span><text:span text:style-name="T4">_</text:span><text:span text:style-name="T3"><text:line-break/></text:span></text:p>
      <text:p text:style-name="P2"><text:span text:style-name="T1"><text:s/></text:span><text:span text:style-name="T10">Next of Kin</text:span>: </text:p>
      <text:p text:style-name="P5"><text:span text:style-name="T10">Name:<text:tab/>______________________</text:span><text:span text:style-name="T12">___</text:span><text:span text:style-name="T10">____</text:span><text:line-break/><text:span text:style-name="T10">Tel:<text:tab/><text:tab/>___________________</text:span><text:span text:style-name="T12">___</text:span><text:span text:style-name="T10">_______</text:span></text:p>
      <text:p text:style-name="P3"><text:span text:style-name="T1"><text:s/></text:span><text:span text:style-name="T10">Enterprise:</text:span></text:p>
      <text:p text:style-name="P4"><text:span text:style-name="T10">Occupation:<text:tab/>__________________________</text:span><text:line-break/><text:span text:style-name="T10">Company:<text:tab/>__________________________</text:span><text:line-break/><text:span text:style-name="T10">Tel:<text:tab/><text:tab/><text:tab/>__________________________</text:span><text:line-break/><text:span text:style-name="T10">Email:<text:tab/><text:tab/>__________________________</text:span></text:p>
      <text:p text:style-name="P9"/>
      <text:p text:style-name="P10"><text:span text:style-name="T13">Journeys &amp; Challenges</text:span>:</text:p>
      <text:p text:style-name="P11"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</text:p>
      <text:p text:style-name="P14"><text:span text:style-name="T14">Belief System Upgrades:</text:span></text:p>
      <text:p text:style-name="P13"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telli Antiqua" svg:font-family="'Chantelli Antiqua'" style:font-pitch="variable"/>
    <style:font-face style:name="DejaVu Serif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.1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13T16:09:35.353130621</meta:creation-date>
    <dc:date>2023-03-24T09:13:25.333317767</dc:date>
    <meta:editing-duration>PT4H18M16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3" meta:paragraph-count="13" meta:word-count="1559" meta:character-count="7068" meta:non-whitespace-character-count="1953"/>
  </office:meta>
</office:document-meta>
</file>